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LocationClient</text:p>
          </table:table-cell>
          <table:table-cell office:value-type="string">
            <text:p>LocationManager</text:p>
          </table:table-cell>
          <table:table-cell table:number-columns-repeated="2"/>
          <table:table-cell>
            <draw:frame table:end-cell-address="Tabelle1.L21" table:end-x="0.545cm" table:end-y="0.102cm" draw:z-index="0" draw:style-name="gr1" draw:text-style-name="P1" svg:width="15.999cm" svg:height="8.98cm" svg:x="0.353cm" svg:y="0.154cm">
              <draw:object draw:notify-on-update-of-ranges="Tabelle1.A1:Tabelle1.A1 Tabelle1.A2:Tabelle1.A12 Tabelle1.B1:Tabelle1.B1 Tabelle1.B2:Tabelle1.B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7.049">
            <text:p>7,049</text:p>
          </table:table-cell>
          <table:table-cell office:value-type="float" office:value="8.698">
            <text:p>8,698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5.482">
            <text:p>5,482</text:p>
          </table:table-cell>
          <table:table-cell office:value-type="float" office:value="6.216">
            <text:p>6,216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5.616">
            <text:p>5,616</text:p>
          </table:table-cell>
          <table:table-cell office:value-type="float" office:value="5.303">
            <text:p>5,303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6.163">
            <text:p>6,163</text:p>
          </table:table-cell>
          <table:table-cell office:value-type="float" office:value="5.868">
            <text:p>5,868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5.473">
            <text:p>5,473</text:p>
          </table:table-cell>
          <table:table-cell office:value-type="float" office:value="6.317">
            <text:p>6,317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5.483">
            <text:p>5,483</text:p>
          </table:table-cell>
          <table:table-cell office:value-type="float" office:value="3.293">
            <text:p>3,293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3.962">
            <text:p>3,962</text:p>
          </table:table-cell>
          <table:table-cell office:value-type="float" office:value="3.144">
            <text:p>3,144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12.722">
            <text:p>12,722</text:p>
          </table:table-cell>
          <table:table-cell office:value-type="float" office:value="7.576">
            <text:p>7,576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6.436">
            <text:p>6,436</text:p>
          </table:table-cell>
          <table:table-cell office:value-type="float" office:value="5.281">
            <text:p>5,281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7.848">
            <text:p>7,848</text:p>
          </table:table-cell>
          <table:table-cell office:value-type="float" office:value="5.5">
            <text:p>5,5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3.957">
            <text:p>3,957</text:p>
          </table:table-cell>
          <table:table-cell office:value-type="float" office:value="5.505">
            <text:p>5,505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1" table:number-rows-repeated="11">
          <table:table-cell table:number-columns-repeated="5"/>
        </table:table-row>
        <table:table-row table:style-name="ro1">
          <table:table-cell/>
          <table:table-cell>
            <draw:frame table:end-cell-address="Tabelle1.L52" table:end-x="0.98cm" table:end-y="0.368cm" draw:z-index="1" draw:style-name="gr1" draw:text-style-name="P1" svg:width="24.12cm" svg:height="12.8cm" svg:x="0.195cm" svg:y="0.213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22.05.2015</text:date>, <text:time>00:12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7:21:16.68</meta:creation-date>
    <dc:date>2015-05-22T00:12:44.88</dc:date>
    <meta:editing-duration>PT4H57M46S</meta:editing-duration>
    <meta:editing-cycles>3</meta:editing-cycles>
    <meta:generator>OpenOffice/4.1.0$Win32 OpenOffice.org_project/410m18$Build-9764</meta:generator>
    <meta:document-statistic meta:table-count="3" meta:cell-count="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13cm" svg:y="0.316cm" chart:style-name="ch2">
          <text:p>Genauigkeitsvergleich</text:p>
        </chart:title>
        <chart:legend chart:legend-position="end" svg:x="12.626cm" svg:y="3.926cm" style:legend-expansion="high" chart:style-name="ch3"/>
        <chart:plot-area chart:style-name="ch4" table:cell-range-address="Tabelle1.A1:Tabelle1.B12" chart:data-source-has-labels="row" svg:x="1.358cm" svg:y="1.635cm" svg:width="10.628cm" svg:height="6.177cm">
          <chartooo:coordinate-region svg:x="1.979cm" svg:y="1.847cm" svg:width="10.007cm" svg:height="5.292cm"/>
          <chart:axis chart:dimension="x" chart:name="primary-x" chart:style-name="ch5">
            <chart:title svg:x="5.927cm" svg:y="7.993cm" chart:style-name="ch6">
              <text:p>Versuche</text:p>
            </chart:title>
          </chart:axis>
          <chart:axis chart:dimension="y" chart:name="primary-y" chart:style-name="ch7">
            <chart:title svg:x="0.451cm" svg:y="5.812cm" chart:style-name="ch8">
              <text:p>Ø Genauigkeit</text:p>
            </chart:title>
            <chart:grid chart:style-name="ch9" chart:class="major"/>
          </chart:axis>
          <chart:series chart:style-name="ch10" chart:values-cell-range-address="Tabelle1.A2:Tabelle1.A12" chart:label-cell-address="Tabelle1.A1:Tabelle1.A1" chart:class="chart:bar">
            <chart:data-point chart:repeated="11"/>
          </chart:series>
          <chart:series chart:style-name="ch11" chart:values-cell-range-address="Tabelle1.B2:Tabelle1.B12" chart:label-cell-address="Tabelle1.B1:Tabelle1.B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tionClient</text:p>
                <draw:g>
                  <svg:desc>Tabelle1.A1:Tabelle1.A1</svg:desc>
                </draw:g>
              </table:table-cell>
              <table:table-cell office:value-type="string">
                <text:p>LocationManager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049">
                <text:p>7.049</text:p>
                <draw:g>
                  <svg:desc>Tabelle1.A2:Tabelle1.A12</svg:desc>
                </draw:g>
              </table:table-cell>
              <table:table-cell office:value-type="float" office:value="8.698">
                <text:p>8.698</text:p>
                <draw:g>
                  <svg:desc>Tabelle1.B2:Tabelle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82">
                <text:p>5.482</text:p>
              </table:table-cell>
              <table:table-cell office:value-type="float" office:value="6.216">
                <text:p>6.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16">
                <text:p>5.616</text:p>
              </table:table-cell>
              <table:table-cell office:value-type="float" office:value="5.303">
                <text:p>5.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163">
                <text:p>6.163</text:p>
              </table:table-cell>
              <table:table-cell office:value-type="float" office:value="5.868">
                <text:p>5.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73">
                <text:p>5.473</text:p>
              </table:table-cell>
              <table:table-cell office:value-type="float" office:value="6.317">
                <text:p>6.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83">
                <text:p>5.483</text:p>
              </table:table-cell>
              <table:table-cell office:value-type="float" office:value="3.293">
                <text:p>3.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62">
                <text:p>3.962</text:p>
              </table:table-cell>
              <table:table-cell office:value-type="float" office:value="3.144">
                <text:p>3.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722">
                <text:p>12.722</text:p>
              </table:table-cell>
              <table:table-cell office:value-type="float" office:value="7.576">
                <text:p>7.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36">
                <text:p>6.436</text:p>
              </table:table-cell>
              <table:table-cell office:value-type="float" office:value="5.281">
                <text:p>5.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848">
                <text:p>7.84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57">
                <text:p>3.957</text:p>
              </table:table-cell>
              <table:table-cell office:value-type="float" office:value="5.505">
                <text:p>5.5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21cm" svg:height="12.801cm" xlink:href="." xlink:type="simple" chart:class="chart:bar" chart:style-name="ch1">
        <chart:title svg:x="9.873cm" svg:y="0.392cm" chart:style-name="ch2">
          <text:p>Genauigkeitsvergleich</text:p>
        </chart:title>
        <chart:legend chart:legend-position="end" svg:x="20.747cm" svg:y="5.826cm" style:legend-expansion="high" chart:style-name="ch3"/>
        <chart:plot-area chart:style-name="ch4" chart:data-source-has-labels="both" svg:x="1.52cm" svg:y="1.939cm" svg:width="18.263cm" svg:height="9.598cm">
          <chartooo:coordinate-region svg:x="2.141cm" svg:y="2.151cm" svg:width="17.642cm" svg:height="8.713cm"/>
          <chart:axis chart:dimension="x" chart:name="primary-x" chart:style-name="ch5" chartooo:axis-type="text">
            <chart:title svg:x="9.906cm" svg:y="11.794cm" chart:style-name="ch6">
              <text:p>Versuche</text:p>
            </chart:title>
            <chart:categories table:cell-range-address="local-table.$A$2:.$A$12"/>
          </chart:axis>
          <chart:axis chart:dimension="y" chart:name="primary-y" chart:style-name="ch7">
            <chart:title svg:x="0.451cm" svg:y="7.827cm" chart:style-name="ch8">
              <text:p>Ø Genauigkeit</text:p>
            </chart:title>
            <chart:grid chart:style-name="ch9" chart:class="major"/>
          </chart:axis>
          <chart:series chart:style-name="ch10" chart:values-cell-range-address="local-table.$B$2:.$B$12" chart:label-cell-address="local-table.$B$1" chart:class="chart:bar">
            <chart:data-point chart:repeated="11"/>
          </chart:series>
          <chart:series chart:style-name="ch11" chart:values-cell-range-address="local-table.$C$2:.$C$12" chart:label-cell-address="local-table.$C$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tionClient</text:p>
              </table:table-cell>
              <table:table-cell office:value-type="string">
                <text:p>LocationManag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049">
                <text:p>7.049</text:p>
              </table:table-cell>
              <table:table-cell office:value-type="float" office:value="8.698">
                <text:p>8.6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482">
                <text:p>5.482</text:p>
              </table:table-cell>
              <table:table-cell office:value-type="float" office:value="6.216">
                <text:p>6.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16">
                <text:p>5.616</text:p>
              </table:table-cell>
              <table:table-cell office:value-type="float" office:value="5.303">
                <text:p>5.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163">
                <text:p>6.163</text:p>
              </table:table-cell>
              <table:table-cell office:value-type="float" office:value="5.868">
                <text:p>5.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73">
                <text:p>5.473</text:p>
              </table:table-cell>
              <table:table-cell office:value-type="float" office:value="6.317">
                <text:p>6.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83">
                <text:p>5.483</text:p>
              </table:table-cell>
              <table:table-cell office:value-type="float" office:value="3.293">
                <text:p>3.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62">
                <text:p>3.962</text:p>
              </table:table-cell>
              <table:table-cell office:value-type="float" office:value="3.144">
                <text:p>3.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722">
                <text:p>12.722</text:p>
              </table:table-cell>
              <table:table-cell office:value-type="float" office:value="7.576">
                <text:p>7.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436">
                <text:p>6.436</text:p>
              </table:table-cell>
              <table:table-cell office:value-type="float" office:value="5.281">
                <text:p>5.2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848">
                <text:p>7.84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957">
                <text:p>3.957</text:p>
              </table:table-cell>
              <table:table-cell office:value-type="float" office:value="5.505">
                <text:p>5.5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